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половина от А4)</text:p>
      <text:p text:style-name="P2">{{ number }} / {% date|Дата %} (10 шрифт)<text:tab/><text:tab/><text:tab/>{% otd|Отдел <text:s/>%} инициатор или лицо ини. </text:p>
      <text:p text:style-name="P2"/>
      <text:p text:style-name="P3">{{ begin_title }}Заголовок 12 шрифт. Жир{{ end_title }}</text:p>
      <text:p text:style-name="P3"/>
      <text:p text:style-name="P4">Times New Roman (ru) / Arial (world)</text:p>
      <text:p text:style-name="P4">Тело документ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{% podpis|Подпись %}Подписи (ФИО + должность)</text:p>
      <text:p text:style-name="P5"><text:tab/>…..</text:p>
      <text:p text:style-name="P5"><text:tab/>{% date_p|Дата подписи %}</text:p>
      <text:p text:style-name="P4"><text:tab/><text:tab/></text:p>
      <text:p text:style-name="P4"/>
      <text:p text:style-name="P4">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09T20:59:23</meta:creation-date>
    <meta:generator>OpenOffice.org/3.2$Linux OpenOffice.org_project/320m12$Build-9483</meta:generator>
    <dc:date>2011-08-15T16:25:47</dc:date>
    <dc:creator>viator </dc:creator>
    <meta:editing-duration>PT00H07M40S</meta:editing-duration>
    <meta:editing-cycles>6</meta:editing-cycles>
    <meta:document-statistic meta:table-count="0" meta:image-count="0" meta:object-count="0" meta:page-count="1" meta:paragraph-count="10" meta:word-count="49" meta:character-count="401"/>
  </office:meta>
</office:document-meta>
</file>